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tyle:font-face style:name="ArialMT" svg:font-family="ArialMT" style:font-family-generic="swiss"/>
    <style:font-face style:name="Avenir-Book" svg:font-family="Avenir-Book" style:font-family-generic="swiss"/>
    <style:font-face style:name="Palatino-Roman" svg:font-family="Palatino-Roman" style:font-family-generic="system"/>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916in" text:min-label-width="0.25in"/>
        <style:text-properties style:font-name="Wingdings"/>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style:style>
    <style:style style:name="T18" style:parent-style-name="Policepardéfaut" style:family="text">
      <style:text-properties style:language-asian="fr" style:country-asian="FR"/>
    </style:style>
    <style:style style:name="T19" style:parent-style-name="Policepardéfaut" style:family="text">
      <style:text-properties fo:color="#FFFFFF" fo:font-size="16pt" style:font-size-asian="16pt" style:font-size-complex="16pt"/>
    </style:style>
    <style:style style:name="P20" style:parent-style-name="Sansinterligne" style:family="paragraph">
      <style:text-properties fo:text-transform="uppercase" fo:color="#FFFFFF"/>
    </style:style>
    <style:style style:name="P21"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22" style:parent-style-name="Policepardéfaut" style:family="text">
      <style:text-properties style:font-name="Champagne &amp; Limousines" fo:color="#595959" fo:font-size="54pt" style:font-size-asian="54pt" style:font-size-complex="54pt"/>
    </style:style>
    <style:style style:name="T23" style:parent-style-name="Policepardéfaut" style:family="text">
      <style:text-properties style:font-name="Champagne &amp; Limousines" fo:color="#595959" fo:font-size="54pt" style:font-size-asian="54pt" style:font-size-complex="54pt"/>
    </style:style>
    <style:style style:name="T24" style:parent-style-name="Policepardéfaut" style:family="text">
      <style:text-properties style:font-name="Champagne &amp; Limousines" fo:color="#595959" fo:font-size="54pt" style:font-size-asian="54pt" style:font-size-complex="54pt"/>
    </style:style>
    <style:style style:name="P25" style:parent-style-name="Sansinterligne" style:family="paragraph">
      <style:paragraph-properties fo:margin-top="0.1666in"/>
    </style:style>
    <style:style style:name="T26" style:parent-style-name="Policepardéfaut" style:family="text">
      <style:text-properties fo:text-transform="uppercase" fo:color="#242852" fo:font-size="18pt" style:font-size-asian="18pt" style:font-size-complex="18pt"/>
    </style:style>
    <style:style style:name="P27" style:parent-style-name="Normal" style:family="paragraph">
      <style:paragraph-properties fo:break-before="page"/>
    </style:style>
    <style:style style:name="P2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9" style:parent-style-name="Policepardéfaut" style:family="text">
      <style:text-properties fo:font-size="11pt" style:font-size-asian="11pt" style:font-size-complex="11pt" style:language-asian="fr" style:country-asian="FR"/>
    </style:style>
    <style:style style:name="P3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3" style:parent-style-name="Policepardéfaut" style:family="text">
      <style:text-properties fo:font-size="11pt" style:font-size-asian="11pt" style:font-size-complex="11pt" style:language-asian="fr" style:country-asian="FR"/>
    </style:style>
    <style:style style:name="P34"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5" style:parent-style-name="Policepardéfaut" style:family="text">
      <style:text-properties fo:font-size="11pt" style:font-size-asian="11pt" style:font-size-complex="11pt" style:language-asian="fr" style:country-asian="FR"/>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fo:font-size="11pt" style:font-size-asian="11pt" style:font-size-complex="11pt" style:language-asian="fr" style:country-asian="FR"/>
    </style:style>
    <style:style style:name="P3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9" style:parent-style-name="Policepardéfaut" style:family="text">
      <style:text-properties fo:font-size="11pt" style:font-size-asian="11pt" style:font-size-complex="11pt" style:language-asian="fr" style:country-asian="FR"/>
    </style:style>
    <style:style style:name="P4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3" style:parent-style-name="Policepardéfaut" style:family="text">
      <style:text-properties fo:font-size="11pt" style:font-size-asian="11pt" style:font-size-complex="11pt" style:language-asian="fr" style:country-asian="FR"/>
    </style:style>
    <style:style style:name="P44"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5" style:parent-style-name="Policepardéfaut" style:family="text">
      <style:text-properties fo:font-size="11pt" style:font-size-asian="11pt" style:font-size-complex="11pt" style:language-asian="fr" style:country-asian="FR"/>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fo:font-size="11pt" style:font-size-asian="11pt" style:font-size-complex="11pt" style:language-asian="fr" style:country-asian="FR"/>
    </style:style>
    <style:style style:name="P4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9" style:parent-style-name="Policepardéfaut" style:family="text">
      <style:text-properties fo:font-size="11pt" style:font-size-asian="11pt" style:font-size-complex="11pt" style:language-asian="fr" style:country-asian="FR"/>
    </style:style>
    <style:style style:name="P5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51" style:parent-style-name="Lienhypertexte" style:family="text">
      <style:text-properties fo:language="en" fo:country="US"/>
    </style:style>
    <style:style style:name="T52" style:parent-style-name="Policepardéfaut" style:family="text">
      <style:text-properties fo:font-size="11pt" style:font-size-asian="11pt" style:font-size-complex="11pt" style:language-asian="fr" style:country-asian="FR"/>
    </style:style>
    <style:style style:name="T53" style:parent-style-name="Lienhypertexte" style:family="text">
      <style:text-properties fo:language="en" fo:country="US"/>
    </style:style>
    <style:style style:name="P54"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55" style:parent-style-name="Policepardéfaut" style:family="text">
      <style:text-properties fo:font-size="11pt" style:font-size-asian="11pt" style:font-size-complex="11pt" style:language-asian="fr" style:country-asian="FR"/>
    </style:style>
    <style:style style:name="P56"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57" style:parent-style-name="Policepardéfaut" style:family="text">
      <style:text-properties fo:font-size="11pt" style:font-size-asian="11pt" style:font-size-complex="11pt" style:language-asian="fr" style:country-asian="FR"/>
    </style:style>
    <style:style style:name="P58" style:parent-style-name="TM1" style:family="paragraph">
      <style:paragraph-properties>
        <style:tab-stops>
          <style:tab-stop style:type="right" style:leader-style="dotted" style:leader-text="." style:position="6.293in"/>
        </style:tab-stops>
      </style:paragraph-properties>
    </style:style>
    <style:style style:name="P59"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60" style:parent-style-name="Policepardéfaut" style:family="text">
      <style:text-properties fo:font-size="11pt" style:font-size-asian="11pt" style:font-size-complex="11pt" style:language-asian="fr" style:country-asian="FR"/>
    </style:style>
    <style:style style:name="P61"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62" style:parent-style-name="Policepardéfaut" style:family="text">
      <style:text-properties fo:font-size="11pt" style:font-size-asian="11pt" style:font-size-complex="11pt" style:language-asian="fr" style:country-asian="FR"/>
    </style:style>
    <style:style style:name="P63" style:parent-style-name="Titre1" style:list-style-name="LFO1" style:family="paragraph">
      <style:paragraph-properties fo:break-before="page"/>
    </style:style>
    <style:style style:name="P64" style:parent-style-name="Titre2" style:list-style-name="LFO2" style:family="paragraph"/>
    <style:style style:name="P65" style:parent-style-name="Normal" style:family="paragraph">
      <style:paragraph-properties style:text-autospace="none" fo:margin-bottom="0in" fo:line-height="100%" fo:margin-left="0.25in">
        <style:tab-stops/>
      </style:paragraph-properties>
      <style:text-properties style:font-name="Times New Roman" fo:font-size="14pt" style:font-size-asian="14pt" style:font-size-complex="14pt"/>
    </style:style>
    <style:style style:name="P66" style:parent-style-name="Normal" style:family="paragraph">
      <style:paragraph-properties fo:text-indent="0.25in"/>
    </style:style>
    <style:style style:name="P67" style:parent-style-name="Paragraphedeliste" style:list-style-name="LFO3" style:family="paragraph"/>
    <style:style style:name="P68" style:parent-style-name="Paragraphedeliste" style:list-style-name="LFO3" style:family="paragraph"/>
    <style:style style:name="P69" style:parent-style-name="Paragraphedeliste" style:list-style-name="LFO3" style:family="paragraph"/>
    <style:style style:name="P70" style:parent-style-name="Normal" style:family="paragraph">
      <style:paragraph-properties fo:margin-left="0.25in">
        <style:tab-stops/>
      </style:paragraph-properties>
    </style:style>
    <style:style style:name="P71" style:parent-style-name="Titre2" style:list-style-name="LFO2" style:family="paragraph"/>
    <style:style style:name="P72" style:parent-style-name="Paragraphedeliste" style:list-style-name="LFO4" style:family="paragraph"/>
    <style:style style:name="P73" style:parent-style-name="Paragraphedeliste" style:list-style-name="LFO4" style:family="paragraph"/>
    <style:style style:name="P74" style:parent-style-name="Paragraphedeliste" style:list-style-name="LFO4" style:family="paragraph"/>
    <style:style style:name="P75" style:parent-style-name="Paragraphedeliste" style:list-style-name="LFO4" style:family="paragraph"/>
    <style:style style:name="P76" style:parent-style-name="Paragraphedeliste" style:list-style-name="LFO4" style:family="paragraph"/>
    <style:style style:name="P77" style:parent-style-name="Titre2" style:list-style-name="LFO2" style:family="paragraph"/>
    <style:style style:name="P78" style:parent-style-name="Normal" style:family="paragraph">
      <style:paragraph-properties fo:text-indent="0.25in"/>
    </style:style>
    <style:style style:name="P79" style:parent-style-name="Normal" style:family="paragraph">
      <style:paragraph-properties fo:break-before="page"/>
    </style:style>
    <style:style style:name="P80" style:parent-style-name="Titre1" style:list-style-name="LFO1" style:family="paragraph"/>
    <style:style style:name="P81" style:parent-style-name="Titre2" style:list-style-name="LFO5" style:family="paragraph"/>
    <style:style style:name="P82" style:parent-style-name="Normal" style:family="paragraph">
      <style:paragraph-properties fo:text-indent="0.25in"/>
    </style:style>
    <style:style style:name="P83" style:parent-style-name="Paragraphedeliste" style:list-style-name="LFO6" style:family="paragraph"/>
    <style:style style:name="P84" style:parent-style-name="Paragraphedeliste" style:list-style-name="LFO6" style:family="paragraph"/>
    <style:style style:name="P85" style:parent-style-name="Paragraphedeliste" style:list-style-name="LFO6" style:family="paragraph"/>
    <style:style style:name="P86" style:parent-style-name="Titre2" style:list-style-name="LFO5" style:family="paragraph"/>
    <style:style style:name="P87" style:parent-style-name="Normal" style:family="paragraph">
      <style:paragraph-properties fo:text-indent="0.25in"/>
    </style:style>
    <style:style style:name="P88" style:parent-style-name="Normal" style:family="paragraph">
      <style:paragraph-properties fo:text-indent="0.25in"/>
    </style:style>
    <style:style style:name="P89" style:parent-style-name="Paragraphedeliste" style:list-style-name="LFO7" style:family="paragraph"/>
    <style:style style:name="T90" style:parent-style-name="Policepardéfaut" style:family="text">
      <style:text-properties fo:font-weight="bold" style:font-weight-asian="bold"/>
    </style:style>
    <style:style style:name="T91" style:parent-style-name="Policepardéfaut" style:family="text">
      <style:text-properties fo:font-weight="bold" style:font-weight-asian="bold" fo:language="en" fo:country="US"/>
    </style:style>
    <style:style style:name="T92" style:parent-style-name="Policepardéfaut" style:family="text">
      <style:text-properties fo:language="en" fo:country="US"/>
    </style:style>
    <style:style style:name="T93" style:parent-style-name="Policepardéfaut" style:family="text">
      <style:text-properties fo:font-weight="bold" style:font-weight-asian="bold" fo:language="en" fo:country="US"/>
    </style:style>
    <style:style style:name="T94" style:parent-style-name="Policepardéfaut" style:family="text">
      <style:text-properties fo:language="en" fo:country="US"/>
    </style:style>
    <style:style style:name="T95" style:parent-style-name="Policepardéfaut" style:family="text">
      <style:text-properties fo:font-weight="bold" style:font-weight-asian="bold" fo:language="en" fo:country="US"/>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P98" style:parent-style-name="Paragraphedeliste" style:list-style-name="LFO7" style:family="paragraph"/>
    <style:style style:name="T99" style:parent-style-name="Policepardéfaut" style:family="text">
      <style:text-properties fo:font-weight="bold" style:font-weight-asian="bold"/>
    </style:style>
    <style:style style:name="T100" style:parent-style-name="Policepardéfaut" style:family="text">
      <style:text-properties style:font-name="ArialMT" style:font-name-complex="ArialMT" fo:font-size="10pt" style:font-size-asian="10pt" style:font-size-complex="10pt"/>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style>
    <style:style style:name="T104" style:parent-style-name="Policepardéfaut" style:family="text">
      <style:text-properties fo:font-weight="bold" style:font-weight-asian="bold"/>
    </style:style>
    <style:style style:name="P105" style:parent-style-name="Normal" style:family="paragraph">
      <style:paragraph-properties style:text-autospace="none" style:vertical-align="auto" fo:margin-bottom="0in" fo:line-height="100%"/>
    </style:style>
    <style:style style:name="P106" style:parent-style-name="Normal" style:family="paragraph">
      <style:paragraph-properties style:text-autospace="none" style:vertical-align="auto" fo:margin-bottom="0in" fo:line-height="100%"/>
    </style:style>
    <style:style style:name="P107" style:parent-style-name="Normal" style:family="paragraph">
      <style:paragraph-properties style:text-autospace="none" style:vertical-align="auto" fo:margin-bottom="0in" fo:line-height="100%"/>
    </style:style>
    <style:style style:name="P108" style:parent-style-name="Normal" style:family="paragraph">
      <style:paragraph-properties style:text-autospace="none" style:vertical-align="auto" fo:margin-bottom="0in" fo:line-height="100%"/>
    </style:style>
    <style:style style:name="P109" style:parent-style-name="Normal" style:family="paragraph">
      <style:paragraph-properties fo:break-before="page"/>
    </style:style>
    <style:style style:name="P110" style:parent-style-name="Titre1" style:list-style-name="LFO1" style:family="paragraph"/>
    <style:style style:name="P111" style:parent-style-name="Normal" style:family="paragraph">
      <style:paragraph-properties fo:margin-left="0.25in">
        <style:tab-stops/>
      </style:paragraph-properties>
    </style:style>
    <style:style style:name="T112" style:parent-style-name="Policepardéfaut" style:family="text">
      <style:text-properties style:font-name="Times New Roman" fo:font-style="italic" style:font-style-asian="italic" fo:color="#FF0000" fo:font-size="14pt" style:font-size-asian="14pt" style:font-size-complex="14pt"/>
    </style:style>
    <style:style style:name="P113" style:parent-style-name="Normal" style:family="paragraph">
      <style:paragraph-properties fo:margin-left="0.25in">
        <style:tab-stops/>
      </style:paragraph-properties>
    </style:style>
    <style:style style:name="T114" style:parent-style-name="Policepardéfaut" style:family="text">
      <style:text-properties style:font-name="Times New Roman" fo:font-style="italic" style:font-style-asian="italic" fo:color="#FF0000" fo:font-size="14pt" style:font-size-asian="14pt" style:font-size-complex="14pt"/>
    </style:style>
    <style:style style:name="P115" style:parent-style-name="Normal" style:family="paragraph">
      <style:text-properties style:font-name="Avenir-Book" style:font-name-complex="Avenir-Book" fo:color="#575553" fo:font-size="25pt" style:font-size-asian="25pt" style:font-size-complex="25pt"/>
    </style:style>
    <style:style style:name="P116" style:parent-style-name="Titre1" style:list-style-name="LFO1" style:family="paragraph">
      <style:paragraph-properties fo:break-before="page"/>
    </style:style>
    <style:style style:name="T117" style:parent-style-name="Policepardéfaut" style:family="text">
      <style:text-properties style:font-name="Times New Roman" fo:font-style="italic" style:font-style-asian="italic" fo:color="#FF0000" fo:font-size="14pt" style:font-size-asian="14pt" style:font-size-complex="14pt"/>
    </style:style>
    <style:style style:name="T118" style:parent-style-name="Policepardéfaut" style:family="text">
      <style:text-properties style:font-name="Times New Roman" fo:font-style="italic" style:font-style-asian="italic" fo:color="#FF0000" fo:font-size="14pt" style:font-size-asian="14pt" style:font-size-complex="14pt"/>
    </style:style>
    <style:style style:name="T119" style:parent-style-name="Policepardéfaut" style:family="text">
      <style:text-properties style:font-name="Times New Roman" fo:font-style="italic" style:font-style-asian="italic" fo:color="#FF0000" fo:font-size="14pt" style:font-size-asian="14pt" style:font-size-complex="14pt"/>
    </style:style>
    <style:style style:name="T120" style:parent-style-name="Policepardéfaut" style:family="text">
      <style:text-properties style:font-name="Times New Roman" fo:font-style="italic" style:font-style-asian="italic" fo:color="#FF0000" fo:font-size="14pt" style:font-size-asian="14pt" style:font-size-complex="14pt"/>
    </style:style>
    <style:style style:name="P121" style:parent-style-name="Titre1" style:list-style-name="LFO1" style:family="paragraph">
      <style:paragraph-properties fo:break-before="page"/>
    </style:style>
    <style:style style:name="P122" style:parent-style-name="Titre2" style:list-style-name="LFO8" style:family="paragraph"/>
    <style:style style:name="P123" style:parent-style-name="Normal" style:family="paragraph">
      <style:paragraph-properties fo:text-indent="0.25in"/>
    </style:style>
    <style:style style:name="T124" style:parent-style-name="Policepardéfaut" style:family="text">
      <style:text-properties style:font-name="Times New Roman" fo:font-style="italic" style:font-style-asian="italic"/>
    </style:style>
    <style:style style:name="P125" style:parent-style-name="Normal" style:family="paragraph">
      <style:paragraph-properties fo:text-indent="0.25in"/>
    </style:style>
    <style:style style:name="T126" style:parent-style-name="Policepardéfaut" style:family="text">
      <style:text-properties style:font-name="Times New Roman" fo:font-style="italic" style:font-style-asian="italic"/>
    </style:style>
    <style:style style:name="T127" style:parent-style-name="Policepardéfaut" style:family="text">
      <style:text-properties fo:font-style="italic" style:font-style-asian="italic"/>
    </style:style>
    <style:style style:name="P128" style:parent-style-name="Paragraphedeliste" style:list-style-name="LFO9" style:family="paragraph"/>
    <style:style style:name="T129" style:parent-style-name="Policepardéfaut" style:family="text">
      <style:text-properties style:font-name="Times New Roman" fo:font-style="italic" style:font-style-asian="italic"/>
    </style:style>
    <style:style style:name="T130" style:parent-style-name="Policepardéfaut" style:family="text">
      <style:text-properties style:font-name="Times New Roman" fo:font-style="italic" style:font-style-asian="italic"/>
    </style:style>
    <style:style style:name="P131" style:parent-style-name="Paragraphedeliste" style:list-style-name="LFO9" style:family="paragraph"/>
    <style:style style:name="T132" style:parent-style-name="Policepardéfaut" style:family="text">
      <style:text-properties style:font-name="Times New Roman" fo:font-style="italic" style:font-style-asian="italic"/>
    </style:style>
    <style:style style:name="P133" style:parent-style-name="Paragraphedeliste" style:list-style-name="LFO9" style:family="paragraph"/>
    <style:style style:name="T134" style:parent-style-name="Policepardéfaut" style:family="text">
      <style:text-properties style:font-name="Times New Roman" fo:font-style="italic" style:font-style-asian="italic"/>
    </style:style>
    <style:style style:name="P135" style:parent-style-name="Paragraphedeliste" style:list-style-name="LFO9" style:family="paragraph"/>
    <style:style style:name="T136" style:parent-style-name="Policepardéfaut" style:family="text">
      <style:text-properties style:font-name="Times New Roman" fo:font-style="italic" style:font-style-asian="italic"/>
    </style:style>
    <style:style style:name="P137" style:parent-style-name="Paragraphedeliste" style:list-style-name="LFO9" style:family="paragraph"/>
    <style:style style:name="T138" style:parent-style-name="Policepardéfaut" style:family="text">
      <style:text-properties style:font-name="Times New Roman" fo:font-style="italic" style:font-style-asian="italic"/>
    </style:style>
    <style:style style:name="P139" style:parent-style-name="Paragraphedeliste" style:list-style-name="LFO9" style:family="paragraph"/>
    <style:style style:name="T140" style:parent-style-name="Policepardéfaut" style:family="text">
      <style:text-properties style:font-name="Times New Roman" fo:font-style="italic" style:font-style-asian="italic"/>
    </style:style>
    <style:style style:name="P141" style:parent-style-name="Paragraphedeliste" style:list-style-name="LFO9" style:family="paragraph"/>
    <style:style style:name="T142" style:parent-style-name="Policepardéfaut" style:family="text">
      <style:text-properties style:font-name="Times New Roman" fo:font-style="italic" style:font-style-asian="italic"/>
    </style:style>
    <style:style style:name="P143" style:parent-style-name="Paragraphedeliste" style:list-style-name="LFO9" style:family="paragraph"/>
    <style:style style:name="T144" style:parent-style-name="Policepardéfaut" style:family="text">
      <style:text-properties style:font-name="Times New Roman" fo:font-style="italic" style:font-style-asian="italic"/>
    </style:style>
    <style:style style:name="P145" style:parent-style-name="Paragraphedeliste" style:list-style-name="LFO9" style:family="paragraph"/>
    <style:style style:name="T146" style:parent-style-name="Policepardéfaut" style:family="text">
      <style:text-properties style:font-name="Times New Roman" fo:font-style="italic" style:font-style-asian="italic"/>
    </style:style>
    <style:style style:name="P147" style:parent-style-name="Paragraphedeliste" style:list-style-name="LFO9" style:family="paragraph"/>
    <style:style style:name="T148" style:parent-style-name="Policepardéfaut" style:family="text">
      <style:text-properties style:font-name="Times New Roman" fo:font-style="italic" style:font-style-asian="italic"/>
    </style:style>
    <style:style style:name="P149" style:parent-style-name="Paragraphedeliste" style:list-style-name="LFO9" style:family="paragraph"/>
    <style:style style:name="T150" style:parent-style-name="Policepardéfaut" style:family="text">
      <style:text-properties style:font-name="Times New Roman" fo:font-style="italic" style:font-style-asian="italic"/>
    </style:style>
    <style:style style:name="P151" style:parent-style-name="Paragraphedeliste" style:list-style-name="LFO9" style:family="paragraph"/>
    <style:style style:name="T152" style:parent-style-name="Policepardéfaut" style:family="text">
      <style:text-properties style:font-name="Times New Roman" fo:font-style="italic" style:font-style-asian="italic"/>
    </style:style>
    <style:style style:name="P153" style:parent-style-name="Paragraphedeliste" style:family="paragraph">
      <style:text-properties style:font-name="Times New Roman" fo:font-style="italic" style:font-style-asian="italic"/>
    </style:style>
    <style:style style:name="P154" style:parent-style-name="Paragraphedeliste" style:list-style-name="LFO9" style:family="paragraph"/>
    <style:style style:name="T155" style:parent-style-name="Policepardéfaut" style:family="text">
      <style:text-properties style:font-name="Times New Roman" fo:font-style="italic" style:font-style-asian="italic"/>
    </style:style>
    <style:style style:name="T156" style:parent-style-name="Policepardéfaut" style:family="text">
      <style:text-properties style:font-name="Times New Roman" fo:font-style="italic" style:font-style-asian="italic"/>
    </style:style>
    <style:style style:name="T157" style:parent-style-name="Policepardéfaut" style:family="text">
      <style:text-properties style:font-name="Times New Roman" fo:font-style="italic" style:font-style-asian="italic"/>
    </style:style>
    <style:style style:name="P158" style:parent-style-name="Paragraphedeliste" style:list-style-name="LFO9" style:family="paragraph"/>
    <style:style style:name="T159" style:parent-style-name="Policepardéfaut" style:family="text">
      <style:text-properties style:font-name="Times New Roman" fo:font-style="italic" style:font-style-asian="italic"/>
    </style:style>
    <style:style style:name="P160" style:parent-style-name="Paragraphedeliste" style:list-style-name="LFO9" style:family="paragraph"/>
    <style:style style:name="T161" style:parent-style-name="Policepardéfaut" style:family="text">
      <style:text-properties style:font-name="Times New Roman" fo:font-style="italic" style:font-style-asian="italic"/>
    </style:style>
    <style:style style:name="P162" style:parent-style-name="Paragraphedeliste" style:family="paragraph">
      <style:text-properties style:font-name="Times New Roman" fo:font-style="italic" style:font-style-asian="italic"/>
    </style:style>
    <style:style style:name="P163" style:parent-style-name="Paragraphedeliste" style:list-style-name="LFO9" style:family="paragraph"/>
    <style:style style:name="T164" style:parent-style-name="Policepardéfaut" style:family="text">
      <style:text-properties style:font-name="Times New Roman" fo:font-style="italic" style:font-style-asian="italic"/>
    </style:style>
    <style:style style:name="P165" style:parent-style-name="Paragraphedeliste" style:list-style-name="LFO9" style:family="paragraph"/>
    <style:style style:name="T166" style:parent-style-name="Policepardéfaut" style:family="text">
      <style:text-properties style:font-name="Times New Roman" fo:font-style="italic" style:font-style-asian="italic"/>
    </style:style>
    <style:style style:name="P167" style:parent-style-name="Paragraphedeliste" style:list-style-name="LFO9" style:family="paragraph"/>
    <style:style style:name="T168" style:parent-style-name="Policepardéfaut" style:family="text">
      <style:text-properties style:font-name="Times New Roman" fo:font-style="italic" style:font-style-asian="italic" fo:language="en" fo:country="US"/>
    </style:style>
    <style:style style:name="T169" style:parent-style-name="Policepardéfaut" style:family="text">
      <style:text-properties fo:language="en" fo:country="US"/>
    </style:style>
    <style:style style:name="P170" style:parent-style-name="Paragraphedeliste" style:family="paragraph">
      <style:text-properties fo:language="en" fo:country="US"/>
    </style:style>
    <style:style style:name="P171" style:parent-style-name="Paragraphedeliste" style:list-style-name="LFO9" style:family="paragraph"/>
    <style:style style:name="T172" style:parent-style-name="Policepardéfaut" style:family="text">
      <style:text-properties style:font-name="Times New Roman" fo:font-style="italic" style:font-style-asian="italic" fo:language="en" fo:country="US"/>
    </style:style>
    <style:style style:name="T173" style:parent-style-name="Policepardéfaut" style:family="text">
      <style:text-properties fo:language="en" fo:country="US"/>
    </style:style>
    <style:style style:name="P174" style:parent-style-name="Titre2" style:list-style-name="LFO8"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paragraph-properties fo:text-indent="0.4916in"/>
    </style:style>
    <style:style style:name="T177" style:parent-style-name="Policepardéfaut" style:family="text">
      <style:text-properties style:font-name="Times New Roman" fo:font-style="italic" style:font-style-asian="italic"/>
    </style:style>
    <style:style style:name="P178" style:parent-style-name="Normal" style:family="paragraph">
      <style:paragraph-properties fo:text-indent="0.4916in"/>
    </style:style>
    <style:style style:name="P179" style:parent-style-name="Normal" style:family="paragraph">
      <style:text-properties fo:font-style="italic" style:font-style-asian="italic" fo:color="#7030A0" style:text-underline-type="single" style:text-underline-style="solid" style:text-underline-width="auto" style:text-underline-mode="continuous"/>
    </style:style>
    <style:style style:name="P180" style:parent-style-name="Normal" style:family="paragraph">
      <style:text-properties fo:font-style="italic" style:font-style-asian="italic" fo:color="#7030A0" style:text-underline-type="single" style:text-underline-style="solid" style:text-underline-width="auto" style:text-underline-mode="continuous"/>
    </style:style>
    <style:style style:name="P181" style:parent-style-name="Titre2" style:list-style-name="LFO8" style:family="paragraph"/>
    <style:style style:name="P182" style:parent-style-name="Normal" style:family="paragraph">
      <style:paragraph-properties fo:break-before="page"/>
    </style:style>
    <style:style style:name="T183" style:parent-style-name="Policepardéfaut" style:family="text">
      <style:text-properties fo:font-style="italic" style:font-style-asian="italic" fo:color="#FF0000" fo:font-size="18pt" style:font-size-asian="18pt" style:font-size-complex="18pt"/>
    </style:style>
    <style:style style:name="P184" style:parent-style-name="Titre1" style:list-style-name="LFO1" style:family="paragraph">
      <style:paragraph-properties fo:break-before="page"/>
    </style:style>
    <style:style style:name="T185" style:parent-style-name="Policepardéfaut" style:family="text">
      <style:text-properties style:font-name="Times New Roman" fo:font-style="italic" style:font-style-asian="italic" fo:color="#FF0000"/>
    </style:style>
    <style:style style:name="P186" style:parent-style-name="Titre1" style:list-style-name="LFO1" style:family="paragraph">
      <style:paragraph-properties fo:break-before="page"/>
    </style:style>
    <style:style style:name="P187" style:parent-style-name="Normal" style:family="paragraph">
      <style:paragraph-properties style:text-autospace="none" fo:margin-bottom="0in" fo:line-height="100%"/>
      <style:text-properties style:font-name="Palatino-Roman" style:font-name-complex="Palatino-Roman" fo:font-size="12pt" style:font-size-asian="12pt" style:font-size-complex="12pt"/>
    </style:style>
    <style:style style:name="P188" style:parent-style-name="Normal" style:family="paragraph">
      <style:paragraph-properties fo:text-indent="0.25in"/>
    </style:style>
    <style:style style:name="P189" style:parent-style-name="Normal" style:family="paragraph">
      <style:paragraph-properties fo:text-indent="0.25in"/>
    </style:style>
    <style:style style:name="P190" style:parent-style-name="Normal" style:family="paragraph">
      <style:paragraph-properties fo:text-indent="0.25in"/>
    </style:style>
    <style:style style:name="P191" style:parent-style-name="Normal" style:family="paragraph">
      <style:paragraph-properties fo:text-indent="0.25in"/>
    </style:style>
    <style:style style:name="P192" style:parent-style-name="Titre1" style:list-style-name="LFO1" style:family="paragraph">
      <style:paragraph-properties fo:break-before="page"/>
    </style:style>
    <style:style style:name="P193" style:parent-style-name="Titre2" style:list-style-name="LFO10" style:family="paragraph"/>
    <style:style style:name="P194" style:parent-style-name="Normal" style:family="paragraph">
      <style:text-properties style:font-name="Courier New" style:font-name-complex="Courier New" fo:color="#FFFFFF" fo:font-size="10pt" style:font-size-asian="10pt" style:font-size-complex="10pt"/>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T202" style:parent-style-name="Policepardéfaut" style:family="text">
      <style:text-properties fo:language="en" fo:country="US"/>
    </style:style>
    <style:style style:name="T203" style:parent-style-name="Policepardéfaut" style:family="text">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T240" style:parent-style-name="Policepardéfaut" style:family="text">
      <style:text-properties fo:language="en" fo:country="US"/>
    </style:style>
    <style:style style:name="T241" style:parent-style-name="Policepardéfaut" style:family="text">
      <style:text-properties style:font-name="Times New Roman" fo:font-style="italic" style:font-style-asian="italic" fo:color="#FF0000" fo:font-size="18pt" style:font-size-asian="18pt" style:font-size-complex="18pt"/>
    </style:style>
    <style:style style:family="graphic" style:name="a7">
      <style:graphic-properties draw:fill="solid" draw:fill-color="#4a66ac" draw:opacity="100%" draw:stroke="none"/>
    </style:style>
    <style:style style:family="graphic" style:name="a8">
      <style:graphic-properties fo:wrap-option="wrap" fo:padding-top="0.2in" fo:padding-bottom="0.5in" fo:padding-left="0.5in" fo:padding-right="0.5in" draw:textarea-vertical-align="bottom" draw:textarea-horizontal-align="left" draw:fill="solid" draw:fill-color="#629dd1" draw:opacity="100%" draw:stroke="none" draw:auto-grow-width="false" draw:auto-grow-height="false"/>
      <style:paragraph-properties style:font-independent-line-spacing="true" style:writing-mode="lr-tb"/>
    </style:style>
    <style:style style:family="graphic" style:name="a10">
      <style:graphic-properties style:wrap="run-through" style:run-through="background" style:horizontal-rel="page" style:vertical-rel="page" style:horizontal-pos="center" style:vertical-pos="middle"/>
    </style:style>
    <style:style style:family="graphic" style:name="a9"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text:span text:style-name="T18"><draw:g draw:z-index="251659264" draw:name="Groupe 119" draw:id="id9" draw:style-name="a10" text:anchor-type="paragraph"><svg:title/><svg:desc/><draw:custom-shape svg:x="0in" svg:y="8in" svg:width="7.5in" svg:height="0.15659in" draw:id="id6" draw:style-name="a7" draw:name="Rectangle 120"><svg:title/><svg:desc/><draw:enhanced-geometry draw:type="non-primitive" svg:viewBox="0 0 21600 21600" draw:enhanced-path="M 0 0 L 21600 0 21600 21600 0 21600 Z N"/></draw:custom-shape><draw:custom-shape svg:x="0in" svg:y="8.13542in" svg:width="7.5in" svg:height="2.00429in" draw:id="id7" draw:style-name="a8" draw:name="Rectangle 121"><svg:title/><svg:desc/><text:p text:style-name="Sansinterligne"><text:span text:style-name="T19">GROUPE 22<text:s/></text:span></text:p><text:p text:style-name="P20"/><draw:enhanced-geometry draw:type="non-primitive" svg:viewBox="0 0 21600 21600" draw:enhanced-path="M 0 0 L 21600 0 21600 21600 0 21600 Z N"/></draw:custom-shape><draw:frame draw:id="id8" draw:style-name="a9" draw:name="Zone de texte 122" svg:x="0in" svg:y="0in" svg:width="7.5in" svg:height="8in" style:rel-width="scale" style:rel-height="scale"><draw:text-box><text:p text:style-name="P21"><text:span text:style-name="T22">Analyseur sy</text:span><text:span text:style-name="T23">n</text:span><text:span text:style-name="T24">taxique 2014-2015</text:span></text:p><text:p text:style-name="P25"><text:span text:style-name="T26">Rapport Projet Compilation 2014-2015</text:span></text:p></draw:text-box><svg:title/><svg:desc/></draw:frame></draw:g></text:span></text:p>
      <text:p text:style-name="P2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417673225" office:target-frame-name="_top" xlink:show="replace"><text:span text:style-name="Lienhypertexte">I.</text:span><text:span text:style-name="T29"><text:tab/></text:span><text:span text:style-name="Lienhypertexte">Introduction.</text:span><text:tab/>2</text:a></text:p>
          <text:p text:style-name="P30"><text:a xlink:href="#_Toc417673226" office:target-frame-name="_top" xlink:show="replace"><text:span text:style-name="Lienhypertexte">A.</text:span><text:span text:style-name="T31"><text:tab/></text:span><text:span text:style-name="Lienhypertexte">Présentation du sujet.</text:span><text:tab/>2</text:a></text:p>
          <text:p text:style-name="P32"><text:a xlink:href="#_Toc417673227" office:target-frame-name="_top" xlink:show="replace"><text:span text:style-name="Lienhypertexte">B.</text:span><text:span text:style-name="T33"><text:tab/></text:span><text:span text:style-name="Lienhypertexte">Membres du groupe.</text:span><text:tab/>2</text:a></text:p>
          <text:p text:style-name="P34"><text:a xlink:href="#_Toc417673228" office:target-frame-name="_top" xlink:show="replace"><text:span text:style-name="Lienhypertexte">C.</text:span><text:span text:style-name="T35"><text:tab/></text:span><text:span text:style-name="Lienhypertexte">Organisation</text:span><text:tab/>2</text:a></text:p>
          <text:p text:style-name="P36"><text:a xlink:href="#_Toc417673229" office:target-frame-name="_top" xlink:show="replace"><text:span text:style-name="Lienhypertexte">II.</text:span><text:span text:style-name="T37"><text:tab/></text:span><text:span text:style-name="Lienhypertexte">Grammaire.</text:span><text:tab/>4</text:a></text:p>
          <text:p text:style-name="P38"><text:a xlink:href="#_Toc417673230" office:target-frame-name="_top" xlink:show="replace"><text:span text:style-name="Lienhypertexte">A.</text:span><text:span text:style-name="T39"><text:tab/></text:span><text:span text:style-name="Lienhypertexte">Analyseur Lexical.</text:span><text:tab/>4</text:a></text:p>
          <text:p text:style-name="P40"><text:a xlink:href="#_Toc417673231" office:target-frame-name="_top" xlink:show="replace"><text:span text:style-name="Lienhypertexte">B.</text:span><text:span text:style-name="T41"><text:tab/></text:span><text:span text:style-name="Lienhypertexte">Analyseur Syntaxique.</text:span><text:tab/>4</text:a></text:p>
          <text:p text:style-name="P42"><text:a xlink:href="#_Toc417673232" office:target-frame-name="_top" xlink:show="replace"><text:span text:style-name="Lienhypertexte">III.</text:span><text:span text:style-name="T43"><text:tab/></text:span><text:span text:style-name="Lienhypertexte">Table des Symboles.</text:span><text:tab/>6</text:a></text:p>
          <text:p text:style-name="P44"><text:a xlink:href="#_Toc417673233" office:target-frame-name="_top" xlink:show="replace"><text:span text:style-name="Lienhypertexte">IV.</text:span><text:span text:style-name="T45"><text:tab/></text:span><text:span text:style-name="Lienhypertexte">Abstract Syntax Tree.</text:span><text:tab/>7</text:a></text:p>
          <text:p text:style-name="P46"><text:a xlink:href="#_Toc417673234" office:target-frame-name="_top" xlink:show="replace"><text:span text:style-name="Lienhypertexte">V.</text:span><text:span text:style-name="T47"><text:tab/></text:span><text:span text:style-name="Lienhypertexte">Génération de Code et<text:s/></text:span><text:span text:style-name="Lienhypertexte">résultats.</text:span><text:tab/>8</text:a></text:p>
          <text:p text:style-name="P48"><text:a xlink:href="#_Toc417673235" office:target-frame-name="_top" xlink:show="replace"><text:span text:style-name="Lienhypertexte">A.</text:span><text:span text:style-name="T49"><text:tab/></text:span><text:span text:style-name="Lienhypertexte">La génération de code</text:span><text:tab/>8</text:a></text:p>
          <text:p text:style-name="P50"><text:a xlink:href="#_Toc417673236" office:target-frame-name="_top" xlink:show="replace"><text:span text:style-name="T51">B.</text:span><text:span text:style-name="T52"><text:tab/></text:span><text:span text:style-name="T53">Le résultat</text:span><text:tab/>9</text:a></text:p>
          <text:p text:style-name="P54"><text:a xlink:href="#_Toc417673237" office:target-frame-name="_top" xlink:show="replace"><text:span text:style-name="Lienhypertexte">C.</text:span><text:span text:style-name="T55"><text:tab/></text:span><text:span text:style-name="Lienhypertexte">Les Erreurs</text:span><text:tab/>10</text:a></text:p>
          <text:p text:style-name="P56"><text:a xlink:href="#_Toc417673238" office:target-frame-name="_top" xlink:show="replace"><text:span text:style-name="Lienhypertexte">VI.</text:span><text:span text:style-name="T57"><text:tab/></text:span><text:span text:style-name="Lienhypertexte">Limites du Projets</text:span><text:tab/>12</text:a></text:p>
          <text:p text:style-name="P58"><text:a xlink:href="#_Toc417673239" office:target-frame-name="_top" xlink:show="replace"><text:span text:style-name="Lienhypertexte">Conclusion.</text:span><text:tab/>13</text:a></text:p>
          <text:p text:style-name="P59"><text:a xlink:href="#_Toc417673240" office:target-frame-name="_top" xlink:show="replace"><text:span text:style-name="Lienhypertexte">VII.</text:span><text:span text:style-name="T60"><text:tab/></text:span><text:span text:style-name="Lienhypertexte">Annexe.</text:span><text:tab/>14</text:a></text:p>
          <text:p text:style-name="P61"><text:a xlink:href="#_Toc417673241" office:target-frame-name="_top" xlink:show="replace"><text:span text:style-name="Lienhypertexte">A.</text:span><text:span text:style-name="T62"><text:tab/></text:span><text:span text:style-name="Lienhypertexte">Grammaire</text:span><text:tab/>14</text:a></text:p>
        </text:index-body>
      </text:table-of-content>
      <text:p text:style-name="Normal"/>
      <text:p text:style-name="Normal"><text:bookmark-start text:name="_Toc417673225"/></text:p>
      <text:soft-page-break/>
      <text:list text:style-name="LFO1" text:continue-numbering="true">
        <text:list-item>
          <text:p text:style-name="P63">Introduction.<text:bookmark-end text:name="_Toc417673225"/></text:p>
        </text:list-item>
      </text:list>
      <text:p text:style-name="Normal"/>
      <text:list text:style-name="LFO2" text:continue-numbering="true">
        <text:list-item>
          <text:p text:style-name="P64"><text:bookmark-start text:name="_Toc417673226"/>Présentation du sujet.<text:bookmark-end text:name="_Toc417673226"/></text:p>
        </text:list-item>
      </text:list>
      <text:p text:style-name="P65"/>
      <text:p text:style-name="P66">Dans le cadre de notre licence MIAGE et de la matière Compilation, nous devons réaliser un<text:s/>projet, celui-ci consiste en la réalisation d’un compilateur. Un compilateur est un programme informatique qui transforme un code source écrit dans un langage de programmation (le langage source) en un autre langage informatique (le langage cible). Pour qu'il puisse être exploité par la machine, le compilateur traduit le code source, écrit dans un langage de haut niveau d'abstraction, facilement compréhensible par l'humain, vers un langage de plus bas niveau, un langage d'assemblage ou langage machine. Dans<text:s/>notre cas, le langage de programmation initial, compréhensible par l’homme, est le langage Java/C. Notre compilateur traduit le langage C/Java en langage Assembleur (Beta).<text:s/></text:p>
      <text:p text:style-name="Normal">Notre compilateur doit effectuer différentes étapes, dans l’ordre :</text:p>
      <text:list text:style-name="LFO3" text:continue-numbering="true">
        <text:list-item>
          <text:p text:style-name="P67">l’analyse lexicale,</text:p>
        </text:list-item>
        <text:list-item>
          <text:p text:style-name="P68">l’analyse syntaxique,</text:p>
        </text:list-item>
        <text:list-item>
          <text:p text:style-name="P69">la génération du code.</text:p>
        </text:list-item>
      </text:list>
      <text:p text:style-name="P70"/>
      <text:list text:style-name="LFO2" text:continue-numbering="true">
        <text:list-item>
          <text:p text:style-name="P71"><text:bookmark-start text:name="_Toc417673227"/>Membres du groupe.<text:bookmark-end text:name="_Toc417673227"/></text:p>
        </text:list-item>
      </text:list>
      <text:p text:style-name="Normal"/>
      <text:p text:style-name="Normal">Pour mener à bien notre projet, nous avons été répartis en groupe de 5/6 étudiants, le groupe 22 est composé de :</text:p>
      <text:list text:style-name="LFO4" text:continue-numbering="true">
        <text:list-item>
          <text:p text:style-name="P72">MATINTHE Jérôme,</text:p>
        </text:list-item>
        <text:list-item>
          <text:p text:style-name="P73">NDIAYE Abdou Lahat,</text:p>
        </text:list-item>
        <text:list-item>
          <text:p text:style-name="P74">SOUMBOU Fikoul-Françoise,</text:p>
        </text:list-item>
        <text:list-item>
          <text:p text:style-name="P75">THIAM<text:s/>Mohammad,</text:p>
        </text:list-item>
        <text:list-item>
          <text:p text:style-name="P76">YACINTEPE Ersagun.</text:p>
        </text:list-item>
      </text:list>
      <text:p text:style-name="Paragraphedeliste"/>
      <text:list text:style-name="LFO2" text:continue-numbering="true">
        <text:list-item>
          <text:p text:style-name="P77"><text:bookmark-start text:name="_Toc417673228"/>Organisation<text:bookmark-end text:name="_Toc417673228"/></text:p>
        </text:list-item>
      </text:list>
      <text:p text:style-name="Paragraphedeliste"/>
      <text:p text:style-name="P78">Déjà, nous avons mis en place des réunions peu après l’annonce de la composition finale des groupes. Nous avons ensuite ouvert un dépôt git pour permettre à tous de travailler sur un même espace de travail. Nous<text:s/>avons pu voir l’évolution de chacun dans leurs taches, ainsi il a été plus facile de s’aider et de corriger les différents problèmes rencontrés. (Cf. Planning)</text:p>
      <text:p text:style-name="P79"/>
      <text:list text:style-name="LFO1" text:continue-numbering="true">
        <text:list-item>
          <text:p text:style-name="P80"><text:bookmark-start text:name="_Toc417673229"/>Grammaire.<text:bookmark-end text:name="_Toc417673229"/></text:p>
        </text:list-item>
      </text:list>
      <text:p text:style-name="Normal"/>
      <text:list text:style-name="LFO5" text:continue-numbering="true">
        <text:list-item>
          <text:p text:style-name="P81"><text:bookmark-start text:name="_Toc417673230"/>Analyseur Lexical.<text:bookmark-end text:name="_Toc417673230"/></text:p>
        </text:list-item>
      </text:list>
      <text:p text:style-name="Normal"/>
      <text:p text:style-name="P82">La première étape de notre processus de compilation est l'analyse lexicale, cette tâche consiste à décomposer une chaîne de caractères en unités ou entités. L'analyseur lexical est généralement défini par un ensemble de règles. Celles-ci définissent les séquences de caractères utilisables possibles. L’analyse sera envoyée à l’analyseur syntaxique (CUP) ce qui permettra de faciliter son travail. Ce travail est effectué par Jlex.</text:p>
      <text:p text:style-name="Normal">Son rôle consiste, à :</text:p>
      <text:list text:style-name="LFO6" text:continue-numbering="true">
        <text:list-item>
          <text:p text:style-name="P83">Eliminer les « bruits » du texte source : commentaires, espaces, …,</text:p>
        </text:list-item>
        <text:list-item>
          <text:p text:style-name="P84">Reconnaître les opérateurs et les mots-clés : &lt;=, ==, if, While… ,</text:p>
        </text:list-item>
        <text:list-item>
          <text:p text:style-name="P85">Reconnaître les chaînes de caractères, les identificateurs et les constantes <text:s/>numériques. <text:s/></text:p>
        </text:list-item>
      </text:list>
      <text:p text:style-name="Normal">Le JFlex est un outil de génération d’analyseurs lexicaux. Les Opérateurs, chaines et identificateurs sont définies dans cette partie.</text:p>
      <text:list text:style-name="LFO5" text:continue-numbering="true">
        <text:list-item>
          <text:p text:style-name="P86"><text:bookmark-start text:name="_Toc417673231"/>Analyseur<text:s/>Syntaxique.<text:bookmark-end text:name="_Toc417673231"/></text:p>
        </text:list-item>
      </text:list>
      <text:p text:style-name="Normal"/>
      <text:p text:style-name="P87">L’étape suivant de <text:s/>l’analyse lexicale est l’analyse syntaxique, c’est la tâche qui réalise l'analyse d'un programme informatique défini par un ensemble de règles de syntaxe formant une grammaire formelle. Pour réaliser notre compilateur, nous<text:s/>avons dû écrire une grammaire de type LR, comme vue en cours. L’outil utilisé pour l’analyse syntaxique est CUP (Constructor of Useful Parsers) qui permet de générer des classes Java directement à partir de la grammaire.</text:p>
      <text:p text:style-name="P88">Nous avons mis en place une grammaire, représentée par un ensemble de symboles finis, non-finis ainsi que des règles permettant de traiter le langage.</text:p>
      <text:list text:style-name="LFO7" text:continue-numbering="true">
        <text:list-item>
          <text:p text:style-name="P89">Ensembles des symboles<text:s/><text:span text:style-name="T90">terminaux</text:span><text:s/>:</text:p>
        </text:list-item>
      </text:list>
      <text:p text:style-name="Paragraphedeliste"><text:span text:style-name="T91">Symboles</text:span><text:span text:style-name="T92">: ADD, MUL, PO, PF, EGAL, PV, SUB, DIV, ACCO, ACCF, VIRG;</text:span></text:p>
      <text:p text:style-name="Paragraphedeliste"><text:span text:style-name="T93">Entier</text:span><text:span text:style-name="T94"><text:s/>: NUM;</text:span></text:p>
      <text:p text:style-name="Paragraphedeliste"><text:span text:style-name="T95">String</text:span><text:span text:style-name="T96"><text:s/>: IDF, INT, VOID,</text:span><text:span text:style-name="T97"><text:s/>RETURN, WRITE, READ, WHILE, IF, ELSE, BOOLEEN, NOT, OPERATEUR, COMPARAISON;</text:span></text:p>
      <text:list text:style-name="LFO7" text:continue-numbering="true">
        <text:list-item>
          <text:p text:style-name="P98">Ensembles des symboles<text:s/><text:span text:style-name="T99">non-terminaux</text:span><text:span text:style-name="T100"><text:s/>:</text:span></text:p>
        </text:list-item>
      </text:list>
      <text:p text:style-name="Paragraphedeliste"><text:span text:style-name="T101">Expressions</text:span><text:s/>: expression, facteur, atome, expressionGLOBALE, facteurGLOBALE, atomeGLOBALE, expressionbooleenne, appelFonction ;</text:p>
      <text:p text:style-name="Paragraphedeliste"><text:span text:style-name="T102">Noeud</text:span><text:s/>: affectation, instruction, ecriture, listinstruction, listparametre, Conditionnelle, ensembledeclaration, suitedeclaration;</text:p>
      <text:p text:style-name="Paragraphedeliste"><text:span text:style-name="T103">Fonction<text:s/></text:span>: fonction, commande, listdeclarationparametre, iteration, ensembledeclarationGLOBALE, suitedeclarationGLOBALE</text:p>
      <text:p text:style-name="Paragraphedeliste"><text:span text:style-name="T104">Programme</text:span><text:s/>:<text:s/>programme</text:p>
      <text:soft-page-break/>
      <text:p text:style-name="P105">La structuration de la grammaire est mise en annexe.</text:p>
      <text:p text:style-name="P106"/>
      <text:p text:style-name="P107">Le javaCup est un outil qui permet la génération d’analyseurs syntaxiques</text:p>
      <text:p text:style-name="P108"/>
      <text:p text:style-name="Normal">Dans ce cas, l’analyse lexicale (JFLEX) et l’analyse syntaxique (JavaCup) sont liés et donc on réalise <text:s/>tout<text:s/>d’abord l’analyse lexicale grâce au Jflex puis l’analyse syntaxique avec le Cup.</text:p>
      <text:p text:style-name="Normal"/>
      <text:p text:style-name="P109"/>
      <text:p text:style-name="Normal"/>
      <text:list text:style-name="LFO1" text:continue-numbering="true">
        <text:list-item>
          <text:p text:style-name="P110"><text:bookmark-start text:name="_Toc417673232"/>Table des Symboles.<text:bookmark-end text:name="_Toc417673232"/></text:p>
        </text:list-item>
      </text:list>
      <text:p text:style-name="P111"><text:span text:style-name="T112">Explication de la stucture</text:span></text:p>
      <text:p text:style-name="P113"><text:span text:style-name="T114">Explication des choix</text:span></text:p>
      <text:p text:style-name="P115"/>
      <text:p text:style-name="Normal"><text:bookmark-start text:name="_Toc417673233"/></text:p>
      <text:soft-page-break/>
      <text:list text:style-name="LFO1" text:continue-numbering="true">
        <text:list-item>
          <text:p text:style-name="P116">Abstract Syntax Tree.<text:bookmark-end text:name="_Toc417673233"/></text:p>
        </text:list-item>
      </text:list>
      <text:p text:style-name="Normal"><text:span text:style-name="T117">Explication de la stucture</text:span></text:p>
      <text:p text:style-name="Normal"><text:span text:style-name="T118">Explication des choix</text:span></text:p>
      <text:p text:style-name="Normal"><text:span text:style-name="T119">+ exemples et shemas darbres s</text:span><text:span text:style-name="T120">ur des cas particuliers</text:span></text:p>
      <text:p text:style-name="Normal"><text:bookmark-start text:name="_Toc417673234"/></text:p>
      <text:soft-page-break/>
      <text:list text:style-name="LFO1" text:continue-numbering="true">
        <text:list-item>
          <text:p text:style-name="P121">Génération de Code et résultats.<text:bookmark-end text:name="_Toc417673234"/></text:p>
        </text:list-item>
      </text:list>
      <text:p text:style-name="Normal"/>
      <text:list text:style-name="LFO8" text:continue-numbering="true">
        <text:list-item>
          <text:p text:style-name="P122"><text:bookmark-start text:name="_Toc417673235"/>La génération de code<text:bookmark-end text:name="_Toc417673235"/></text:p>
        </text:list-item>
      </text:list>
      <text:p text:style-name="Normal"/>
      <text:p text:style-name="P123">La class<text:s/><text:span text:style-name="T124">ASMgenerator.java</text:span>, permet de générer le code ASM. A l’intérieur, un seul constructor ; en effet une génération d’assembleur est créée à partir d’une Table des Symboles (TDS) et d’un Arbre Syntaxique liés. Avec ces deux derniers, <text:s/>l‘ensemble du code ASM est généré.</text:p>
      <text:p text:style-name="P125">Différentes fonctions<text:span text:style-name="T126"><text:s/>generated<text:s/></text:span>ont été implémentées selon les algorithmes vus en cours. Voici une brève description des différentes fonctions<text:s/><text:span text:style-name="T127">generated </text:span>: </text:p>
      <text:list text:style-name="LFO9" text:continue-numbering="true">
        <text:list-item>
          <text:p text:style-name="P128"><text:span text:style-name="T129">generated_Code:</text:span><text:s/>C’est de là que tout commence, il sert à écrire la base dans le fichier<text:s/><text:span text:style-name="T130">.uasm</text:span>, les macros, la pile, et à faire appel au programme.</text:p>
        </text:list-item>
      </text:list>
      <text:p text:style-name="Paragraphedeliste"/>
      <text:list text:style-name="LFO9" text:continue-numbering="true">
        <text:list-item>
          <text:p text:style-name="P131"><text:span text:style-name="T132">generated_Data</text:span>: permet de déclarer et d’initialiser les variables globales.</text:p>
        </text:list-item>
      </text:list>
      <text:p text:style-name="Paragraphedeliste"/>
      <text:list text:style-name="LFO9" text:continue-numbering="true">
        <text:list-item>
          <text:p text:style-name="P133"><text:span text:style-name="T134">generated_Program</text:span>: permet<text:s/>d’appeler toute les fonctions du programme.</text:p>
        </text:list-item>
      </text:list>
      <text:p text:style-name="Paragraphedeliste"/>
      <text:list text:style-name="LFO9" text:continue-numbering="true">
        <text:list-item>
          <text:p text:style-name="P135"><text:span text:style-name="T136">generated_Function:</text:span><text:s/>Les variables locales sont déclarées en allouant la place nécessaire en pile.</text:p>
        </text:list-item>
      </text:list>
      <text:p text:style-name="Paragraphedeliste"/>
      <text:list text:style-name="LFO9" text:continue-numbering="true">
        <text:list-item>
          <text:p text:style-name="P137"><text:span text:style-name="T138">generated_Bloc</text:span>: Génère le bloc d'instruction de chaque fils de fonction.</text:p>
        </text:list-item>
      </text:list>
      <text:p text:style-name="Paragraphedeliste"/>
      <text:list text:style-name="LFO9" text:continue-numbering="true">
        <text:list-item>
          <text:p text:style-name="P139"><text:span text:style-name="T140">generated_Instruction</text:span>: génère une instruction : une instruction une ligne par défaut dans une fonction. Une instruction peu alors être une affectation, une boucle si ou while, un appel fonction, un return, une lecture ou une écriture.</text:p>
        </text:list-item>
      </text:list>
      <text:p text:style-name="Paragraphedeliste"/>
      <text:list text:style-name="LFO9" text:continue-numbering="true">
        <text:list-item>
          <text:p text:style-name="P141"><text:span text:style-name="T142">generated_Affectation</text:span>: génère une affectation sur un identificateur à gauche <text:s/>d’une expression à droite.</text:p>
        </text:list-item>
      </text:list>
      <text:p text:style-name="Paragraphedeliste"/>
      <text:list text:style-name="LFO9" text:continue-numbering="true">
        <text:list-item>
          <text:p text:style-name="P143"><text:span text:style-name="T144">generated_Expression</text:span>: une expression est soit un atome, un appel fonction ou une opération, une écriture ou une lecture.</text:p>
        </text:list-item>
      </text:list>
      <text:p text:style-name="Paragraphedeliste"/>
      <text:list text:style-name="LFO9" text:continue-numbering="true">
        <text:list-item>
          <text:p text:style-name="P145"><text:span text:style-name="T146">generated_Atome</text:span>: un atome est un élément unique, il peut être une constante, un identificateur ou un appel fonction et par default une expression.</text:p>
        </text:list-item>
      </text:list>
      <text:p text:style-name="Paragraphedeliste"/>
      <text:list text:style-name="LFO9" text:continue-numbering="true">
        <text:list-item>
          <text:p text:style-name="P147"><text:span text:style-name="T148">generated_Operation</text:span>: Nous avons découpés les opérations en deux, d’un côté les additions et les soustractions et le l’autre, les facteurs (multiplications et soustractions) chacun de ses opérateurs ont des fils : une expression.</text:p>
        </text:list-item>
      </text:list>
      <text:p text:style-name="Paragraphedeliste"/>
      <text:soft-page-break/>
      <text:list text:style-name="LFO9" text:continue-numbering="true">
        <text:list-item>
          <text:p text:style-name="P149"><text:span text:style-name="T150">generated_Facteur</text:span>: Priorise les opérations sur multiplications et divisions, et est par défaut, une opération.</text:p>
        </text:list-item>
      </text:list>
      <text:p text:style-name="Paragraphedeliste"/>
      <text:list text:style-name="LFO9" text:continue-numbering="true">
        <text:list-item>
          <text:p text:style-name="P151"><text:span text:style-name="T152">generated_idf</text:span>: un identificateur peux être local, global ou encore un paramètre.</text:p>
        </text:list-item>
      </text:list>
      <text:p text:style-name="P153"/>
      <text:list text:style-name="LFO9" text:continue-numbering="true">
        <text:list-item>
          <text:p text:style-name="P154"><text:span text:style-name="T155">generated_If:</text:span><text:s/>Déjà on<text:s/>vérifie la condition, puis on applique le<text:s/><text:span text:style-name="T156">alors</text:span><text:s/>et enfin le<text:s/><text:span text:style-name="T157">else</text:span>.</text:p>
        </text:list-item>
      </text:list>
      <text:p text:style-name="Paragraphedeliste"/>
      <text:list text:style-name="LFO9" text:continue-numbering="true">
        <text:list-item>
          <text:p text:style-name="P158"><text:span text:style-name="T159">generated_While</text:span>: On vérifie la condition et on boucle tant que la condition n’est pas fausse. Si on reboucle et on génère alors un nouveau bloc.</text:p>
        </text:list-item>
      </text:list>
      <text:p text:style-name="Paragraphedeliste"/>
      <text:list text:style-name="LFO9" text:continue-numbering="true">
        <text:list-item>
          <text:p text:style-name="P160"><text:span text:style-name="T161">generated_Condition</text:span>: par rapport à l’operateur, on fait des tests/comparaisons sur la validité de l’expression.</text:p>
        </text:list-item>
      </text:list>
      <text:p text:style-name="P162"/>
      <text:list text:style-name="LFO9" text:continue-numbering="true">
        <text:list-item>
          <text:p text:style-name="P163"><text:span text:style-name="T164">generated_Call:</text:span><text:s/>permet d’appeler une fonction avec ou sans paramètres et de récupérer la valeur de retour.</text:p>
        </text:list-item>
      </text:list>
      <text:p text:style-name="Paragraphedeliste"/>
      <text:list text:style-name="LFO9" text:continue-numbering="true">
        <text:list-item>
          <text:p text:style-name="P165"><text:span text:style-name="T166">generated_Return</text:span>: Nous avons décidé de mettre la valeur de retour dans le<text:s/>registre R10.</text:p>
        </text:list-item>
      </text:list>
      <text:p text:style-name="Paragraphedeliste"/>
      <text:list text:style-name="LFO9" text:continue-numbering="true">
        <text:list-item>
          <text:p text:style-name="P167"><text:span text:style-name="T168">generated_read</text:span><text:span text:style-name="T169">: génère la lecture</text:span></text:p>
        </text:list-item>
      </text:list>
      <text:p text:style-name="P170"/>
      <text:list text:style-name="LFO9" text:continue-numbering="true">
        <text:list-item>
          <text:p text:style-name="P171"><text:span text:style-name="T172">generated_write:</text:span><text:span text:style-name="T173"><text:s/>génère l’ecriture.</text:span></text:p>
        </text:list-item>
      </text:list>
      <text:p text:style-name="Paragraphedeliste"/>
      <text:p text:style-name="Paragraphedeliste"/>
      <text:list text:style-name="LFO8" text:continue-numbering="true">
        <text:list-item>
          <text:p text:style-name="P174"><text:bookmark-start text:name="_Toc417673236"/>Le résultat<text:bookmark-end text:name="_Toc417673236"/></text:p>
        </text:list-item>
      </text:list>
      <text:p text:style-name="P175"/>
      <text:p text:style-name="P176">Le code ASM est généré dans un fichier<text:s/><text:span text:style-name="T177">Code.uasm<text:s/></text:span>lors de la génération de code. En effet, tout notre langage Béta a été écrit dans ce fichier, pour une manipulation plus facile avec BSIM.</text:p>
      <text:p text:style-name="P178">Afin de valider le code générer il suffira de le compiler sur la machine béta et observer ce que nous disent les registres.</text:p>
      <text:p text:style-name="P179">Exemple :</text:p>
      <text:p text:style-name="P180"/>
      <text:list text:style-name="LFO8" text:continue-numbering="true">
        <text:list-item>
          <text:p text:style-name="P181"><text:bookmark-start text:name="_Toc417673237"/>Les Erreurs<text:bookmark-end text:name="_Toc417673237"/></text:p>
        </text:list-item>
      </text:list>
      <text:p text:style-name="Normal"/>
      <text:p text:style-name="Normal">Exemple erreur</text:p>
      <text:soft-page-break/>
      <text:p text:style-name="P182"><text:span text:style-name="T183">Explication des algo implementé res erreur etc….</text:span></text:p>
      <text:p text:style-name="Normal"><text:bookmark-start text:name="_Toc417673238"/></text:p>
      <text:soft-page-break/>
      <text:list text:style-name="LFO1" text:continue-numbering="true">
        <text:list-item>
          <text:p text:style-name="P184">Limites du<text:s/>Projets<text:bookmark-end text:name="_Toc417673238"/></text:p>
        </text:list-item>
      </text:list>
      <text:p text:style-name="Normal"><text:span text:style-name="T185"><text:s/>Ce qui marche ce qui ne marche pas, beug et securité</text:span></text:p>
      <text:p text:style-name="Normal"><text:bookmark-start text:name="_Toc417673239"/></text:p>
      <text:soft-page-break/>
      <text:list text:style-name="LFO1" text:continue-numbering="true">
        <text:list-item>
          <text:p text:style-name="P186">Conclusion.<text:bookmark-end text:name="_Toc417673239"/></text:p>
        </text:list-item>
      </text:list>
      <text:p text:style-name="P187"/>
      <text:p text:style-name="P188">La création d’un compilateur est l’un des projets les plus complets et certainement l’un des plus complexe que nous ayons eu à faire jusqu’à présent. Tout d’abord, il a été<text:s/>extrêmement fastidieux de démarrer ce projet. En effet il y a eu beaucoup d’informations à emmagasiner, notamment concernant les nouveaux outils à maîtriser.</text:p>
      <text:p text:style-name="P189"><text:s/>Notre groupe composé de 5 personnes a cependant montré son avantage : chacun comprends au moins une partie du cours et peut ainsi partager son savoir avec les autres. Ainsi, nous avons pu nous réunir après chaque cours pour nous lancer, et une fois la structure du projet maitrisée, il a été très intéressant d’étudier le fonctionnement interne du processus de compilation.</text:p>
      <text:p text:style-name="P190">Dans une même optique, pour pouvoir générer un code en assembleur Bêta, il a premièrement fallu bien comprendre ce langage.</text:p>
      <text:p text:style-name="P191">Nous nous sommes rendu compte qu’en fait, nous utilisions des compilateurs depuis longtemps, sans réellement savoir ce qu’il se passait derrière. Ce projet nous a donc permis d’acquérir une certaine capacité de jugement sur ce que l’on fait lorsque l’on programme dans des langages compilés.</text:p>
      <text:p text:style-name="Normal"><text:bookmark-start text:name="_Toc417673240"/></text:p>
      <text:soft-page-break/>
      <text:list text:style-name="LFO1" text:continue-numbering="true">
        <text:list-item>
          <text:p text:style-name="P192">Annexe.<text:bookmark-end text:name="_Toc417673240"/></text:p>
        </text:list-item>
      </text:list>
      <text:p text:style-name="Normal"/>
      <text:list text:style-name="LFO10" text:continue-numbering="true">
        <text:list-item>
          <text:p text:style-name="P193"><text:bookmark-start text:name="_Toc417673241"/>Grammaire<text:bookmark-end text:name="_Toc417673241"/></text:p>
        </text:list-item>
      </text:list>
      <text:p text:style-name="P194"/>
      <text:p text:style-name="Normal">programme ::= <text:s/>listcommande ;</text:p>
      <text:p text:style-name="Normal"/>
      <text:p text:style-name="Normal"><text:tab/>listcommande ::= commande listcommande ;</text:p>
      <text:p text:style-name="Normal"/>
      <text:p text:style-name="Normal"><text:tab/>commande ::= <text:s/>fonction</text:p>
      <text:p text:style-name="Normal"><text:tab/><text:tab/><text:tab/>| ensembledeclarationGLOBALE</text:p>
      <text:p text:style-name="Normal"><text:s/><text:tab/><text:tab/><text:tab/>;</text:p>
      <text:p text:style-name="Normal"/>
      <text:p text:style-name="Normal"/>
      <text:p text:style-name="Normal"/>
      <text:p text:style-name="Normal">ensembledeclarationGLOBALE ::= INT IDF VIRG suitedeclarationGLO- <text:s text:c="2"/></text:p>
      <text:p text:style-name="Normal"><text:s text:c="9"/>BALE PV</text:p>
      <text:p text:style-name="Normal"><text:s text:c="58"/>| INT IDF PV</text:p>
      <text:p text:style-name="Normal"><text:s text:c="7"/>| INT IDF EGAL expressionGLOBALE PV</text:p>
      <text:p text:style-name="Normal"><text:s text:c="7"/>;</text:p>
      <text:p text:style-name="Normal"/>
      <text:p text:style-name="Normal">suitedeclarationGLOBALE ::= IDF VIRG suitedeclarationGLOBALE</text:p>
      <text:p text:style-name="Normal"><text:s text:c="47"/>| IDF EGAL expressionGLOBALE</text:p>
      <text:p text:style-name="Normal"><text:s text:c="47"/>| IDF</text:p>
      <text:p text:style-name="Normal"><text:s text:c="47"/>;</text:p>
      <text:p text:style-name="Normal"/>
      <text:p text:style-name="Normal"><text:s text:c="10"/>expressionGLOBALE ::= expressionGLOBALE ADD facteurGLOBALE</text:p>
      <text:p text:style-name="Normal"><text:s text:c="48"/>| expressionGLOBALE SUB facteurGLOBALE</text:p>
      <text:p text:style-name="Normal"><text:s text:c="48"/>|<text:s/>facteurGLOBALE</text:p>
      <text:p text:style-name="Normal"><text:s text:c="38"/>;</text:p>
      <text:p text:style-name="Normal"/>
      <text:p text:style-name="Normal"><text:s text:c="10"/>facteurGLOBALE ::= facteurGLOBALE MUL atomeGLOBALE</text:p>
      <text:p text:style-name="Normal"><text:s text:c="41"/>| facteurGLOBALE DIV atomeGLOBALE</text:p>
      <text:p text:style-name="Normal"><text:s text:c="41"/>| atomeGLOBALE</text:p>
      <text:p text:style-name="Normal"><text:s text:c="8"/><text:s text:c="33"/>;</text:p>
      <text:p text:style-name="Normal"/>
      <text:p text:style-name="Normal"><text:tab/>atomeGLOBALE ::= NUM <text:s text:c="2"/></text:p>
      <text:p text:style-name="Normal"><text:s text:c="41"/>| IDF</text:p>
      <text:p text:style-name="Normal"><text:s text:c="41"/>| PO expressionGLOBALE PF</text:p>
      <text:p text:style-name="Normal"><text:s text:c="41"/>;</text:p>
      <text:p text:style-name="Normal"><text:s/></text:p>
      <text:p text:style-name="Normal"><text:s text:c="11"/>fonction ::= INT IDF PO listdeclarationparametre PF ACCO listinstruc-</text:p>
      <text:p text:style-name="Normal"><text:s text:c="29"/>tion ACCF</text:p>
      <text:p text:style-name="P195"><text:s text:c="27"/>| VOID IDF PO listdeclarationparametre PF ACCO listinstruc-</text:p>
      <text:p text:style-name="P196"><text:s text:c="31"/>tion ACCF</text:p>
      <text:p text:style-name="P197"><text:s text:c="27"/>| IDF PO listdeclarationparametre PF ACCO listinstruction <text:s text:c="2"/></text:p>
      <text:p text:style-name="P198"><text:s text:c="31"/>ACCF</text:p>
      <text:p text:style-name="P199"><text:s text:c="27"/>;</text:p>
      <text:p text:style-name="P200"/>
      <text:p text:style-name="P201"><text:s text:c="10"/>listdeclarationparametre ::= INT IDF VIRG listdeclarationparametre</text:p>
      <text:p text:style-name="Normal"><text:span text:style-name="T202"><text:s text:c="49"/></text:span>| INT IDF</text:p>
      <text:p text:style-name="Normal"><text:s text:c="49"/>|</text:p>
      <text:p text:style-name="Normal"><text:s text:c="49"/>;</text:p>
      <text:p text:style-name="Normal"/>
      <text:p text:style-name="Normal"><text:s text:c="9"/>listinstruction ::= instruction listinstruction</text:p>
      <text:p text:style-name="Normal"><text:s text:c="33"/>| RETURN expression PV</text:p>
      <text:p text:style-name="Normal"><text:s text:c="33"/>|</text:p>
      <text:p text:style-name="Normal"><text:s text:c="33"/>;</text:p>
      <text:p text:style-name="Normal"><text:s text:c="8"/>instruction ::= affectation</text:p>
      <text:p text:style-name="Normal"><text:s text:c="29"/>| ecriture</text:p>
      <text:p text:style-name="Normal"><text:s text:c="29"/>| ensembledeclaration</text:p>
      <text:p text:style-name="Normal"><text:s text:c="29"/>| conditionnelle</text:p>
      <text:p text:style-name="Normal"><text:s text:c="29"/>| iteration</text:p>
      <text:p text:style-name="Normal"><text:s text:c="7"/><text:s text:c="22"/>| appelfonction PV</text:p>
      <text:p text:style-name="Normal"><text:s text:c="29"/>;</text:p>
      <text:p text:style-name="Normal"/>
      <text:p text:style-name="Normal">conditionnelle ::= IF PO expressionbooleenne PF ACCO listinstruction ACCF</text:p>
      <text:p text:style-name="Normal"><text:s text:c="31"/>| IF PO expressionbooleenne PF ACCO listinstruction ACCF <text:s text:c="2"/></text:p>
      <text:p text:style-name="Normal"><text:s text:c="18"/><text:s text:c="17"/>ELSE ACCO listinstruction ACCF</text:p>
      <text:p text:style-name="Normal"><text:s text:c="31"/>;</text:p>
      <text:p text:style-name="Normal"/>
      <text:p text:style-name="Normal">iteration ::= WHILE PO expressionbooleenne PF ACCO listinstruction ACCF ;</text:p>
      <text:p text:style-name="Normal"/>
      <text:p text:style-name="Normal">expressionbooleenne ::= expression OPERATEURCOMPARAISON expression</text:p>
      <text:p text:style-name="Normal"><text:s text:c="32"/><text:s text:c="3"/>| NOT expressionbooleenne</text:p>
      <text:p text:style-name="Normal"><text:s text:c="35"/>| BOOLEEN</text:p>
      <text:p text:style-name="Normal"><text:s text:c="35"/>;</text:p>
      <text:p text:style-name="Normal"/>
      <text:p text:style-name="Normal">ensembledeclaration ::= INT IDF VIRG suitedeclaration PV</text:p>
      <text:p text:style-name="Normal"><text:s text:c="35"/><text:span text:style-name="T203">| INT IDF PV</text:span></text:p>
      <text:p text:style-name="P204"><text:s text:c="35"/>;</text:p>
      <text:p text:style-name="P205"/>
      <text:p text:style-name="P206">suitedeclaration ::= IDF VIRG suitedeclaration</text:p>
      <text:p text:style-name="P207"><text:s text:c="27"/>| IDF EGAL expression</text:p>
      <text:p text:style-name="P208"><text:s text:c="27"/>| IDF</text:p>
      <text:p text:style-name="P209"><text:s text:c="27"/>;</text:p>
      <text:p text:style-name="P210"/>
      <text:p text:style-name="P211">affectation ::= IDF EGAL expression PV</text:p>
      <text:p text:style-name="P212"><text:s text:c="19"/>| INT IDF EGAL expression PV</text:p>
      <text:p text:style-name="P213"><text:s text:c="10"/><text:s text:c="9"/>;</text:p>
      <text:p text:style-name="P214"/>
      <text:p text:style-name="P215">appelfonction ::= IDF PO listparametre PF</text:p>
      <text:p text:style-name="P216"><text:s text:c="24"/>| IDF PO PF</text:p>
      <text:p text:style-name="P217"><text:s text:c="24"/>;</text:p>
      <text:p text:style-name="P218"/>
      <text:p text:style-name="P219">listparametre ::= expression VIRG listparametre</text:p>
      <text:p text:style-name="P220"><text:s text:c="23"/>| expression</text:p>
      <text:p text:style-name="P221"><text:s text:c="23"/>;</text:p>
      <text:p text:style-name="P222"/>
      <text:p text:style-name="P223">ecriture ::= WRITE PO expression PF PV ;</text:p>
      <text:p text:style-name="P224"/>
      <text:p text:style-name="P225">expression ::= expression ADD facteur</text:p>
      <text:p text:style-name="P226"><text:s text:c="19"/>| expression SUB facteur</text:p>
      <text:p text:style-name="P227"><text:s text:c="19"/>| facteur</text:p>
      <text:p text:style-name="P228"><text:s text:c="27"/>;</text:p>
      <text:p text:style-name="P229"/>
      <text:p text:style-name="P230">facteur ::= facteur MUL atome</text:p>
      <text:p text:style-name="P231"><text:s text:c="14"/>| facteur DIV atome</text:p>
      <text:p text:style-name="P232"><text:s text:c="14"/>| atome</text:p>
      <text:p text:style-name="P233"><text:s text:c="14"/>|<text:s/>appelfonction</text:p>
      <text:p text:style-name="P234"><text:s text:c="14"/>;</text:p>
      <text:p text:style-name="P235"/>
      <text:p text:style-name="P236">atome ::= NUM</text:p>
      <text:p text:style-name="P237"><text:s text:c="11"/>| IDF</text:p>
      <text:p text:style-name="P238"><text:s text:c="11"/>| READ PO PF</text:p>
      <text:p text:style-name="P239"><text:s text:c="11"/>| PO expression PF</text:p>
      <text:p text:style-name="Normal"><text:span text:style-name="T240"><text:s text:c="11"/></text:span>;</text:p>
      <text:p text:style-name="Normal"/>
      <text:p text:style-name="Normal"><text:span text:style-name="T241">G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tyle:font-face style:name="ArialMT" svg:font-family="ArialMT" style:font-family-generic="swiss"/>
    <style:font-face style:name="Avenir-Book" svg:font-family="Avenir-Book" style:font-family-generic="swiss"/>
    <style:font-face style:name="Palatino-Roman" svg:font-family="Palatino-Roman"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3494BA" fo:border-right="none" fo:padding-top="0in" fo:padding-left="0in" fo:padding-bottom="0.0138in" fo:padding-right="0in" style:shadow="none" fo:margin-top="0.2777in" fo:margin-bottom="0.0277in" fo:line-height="100%"/>
      <style:text-properties style:font-name="Calibri Light" fo:color="#276E8B"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76E8B"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fo:color="#276E8B"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76E8B" fo:letter-spacing="-0.0048in" fo:font-size="40pt" style:font-size-asian="40pt" style:font-size-complex="40pt"/>
    </style:style>
    <style:style style:name="Titre1Car" style:display-name="Titre 1 Car" style:family="text" style:parent-style-name="Policepardéfaut">
      <style:text-properties style:font-name="Calibri Light" style:font-name-asian="Times New Roman" style:font-name-complex="Times New Roman" fo:color="#276E8B"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76E8B"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3%"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3494BA"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3494BA"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color="#ACCBF9"/>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ACCBF9"/>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hampagne &amp; Limousines" style:font-name-asian="Times New Roman" style:font-name-complex="Times New Roman"/>
    </style:style>
    <style:style style:name="WW_CharLFO6LVL1" style:family="text">
      <style:text-properties style:font-name="Wingdings" fo:color="#ACCBF9"/>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fo:color="#ACCBF9"/>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fo:color="#ACCBF9"/>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fill-image draw:name="a2" xlink:href="media/image2.png" xlink:show="embed" xlink:actuate="onLoad"/>
  </office:styles>
  <office:automatic-styles>
    <text:list-style style:name="LFO1">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916in" text:min-label-width="0.25in"/>
        <style:text-properties style:font-name="Wingdings"/>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language-asian="fr" style:country-asian="FR"/>
    </style:style>
    <style:style style:name="P3" style:parent-style-name="En-tête" style:family="paragraph">
      <style:paragraph-properties fo:text-align="end"/>
    </style:style>
    <style:style style:name="T4" style:parent-style-name="Policepardéfaut" style:family="text">
      <style:text-properties fo:color="#FFFFFF" fo:font-size="12pt" style:font-size-asian="12pt" style:font-size-complex="12pt"/>
    </style:style>
    <style:style style:name="TableColumn6" style:family="table-column">
      <style:table-column-properties style:column-width="3.025in"/>
    </style:style>
    <style:style style:name="TableColumn7" style:family="table-column">
      <style:table-column-properties style:column-width="0.252in"/>
    </style:style>
    <style:style style:name="TableColumn8" style:family="table-column">
      <style:table-column-properties style:column-width="3.0229in"/>
    </style:style>
    <style:style style:name="Table5" style:family="table">
      <style:table-properties style:width="6.3in" style:rel-width="100%" fo:margin-left="0in" table:align="left"/>
    </style:style>
    <style:style style:name="TableRow9" style:family="table-row">
      <style:table-row-properties/>
    </style:style>
    <style:style style:name="TableCell10" style:family="table-cell">
      <style:table-cell-properties fo:border="none" fo:padding-top="0in" fo:padding-left="0in" fo:padding-bottom="0in" fo:padding-right="0in"/>
    </style:style>
    <style:style style:name="T11" style:parent-style-name="Policepardéfaut" style:family="text">
      <style:text-properties fo:text-transform="uppercase" fo:color="#4A66AC" fo:font-size="9pt" style:font-size-asian="9pt" style:font-size-complex="9pt"/>
    </style:style>
    <style:style style:name="TableCell12" style:family="table-cell">
      <style:table-cell-properties fo:border="none" fo:padding-top="0in" fo:padding-left="0in" fo:padding-bottom="0in" fo:padding-right="0in"/>
    </style:style>
    <style:style style:name="P13" style:parent-style-name="Pieddepage" style:family="paragraph">
      <style:text-properties fo:text-transform="uppercase" fo:color="#4A66AC" fo:font-size="9pt" style:font-size-asian="9pt" style:font-size-complex="9pt"/>
    </style:style>
    <style:style style:name="TableCell14" style:family="table-cell">
      <style:table-cell-properties fo:border="none" fo:padding-top="0in" fo:padding-left="0in" fo:padding-bottom="0in" fo:padding-right="0in"/>
    </style:style>
    <style:style style:name="P15" style:parent-style-name="Pieddepage" style:family="paragraph">
      <style:paragraph-properties fo:text-align="end"/>
    </style:style>
    <style:style style:name="T16" style:parent-style-name="Policepardéfaut" style:family="text">
      <style:text-properties fo:text-transform="uppercase" fo:color="#4A66AC" fo:font-size="9pt" style:font-size-asian="9pt" style:font-size-complex="9pt"/>
    </style:style>
    <style:style style:name="T17" style:parent-style-name="Policepardéfaut" style:family="text">
      <style:text-properties style:language-asian="fr" style:country-asian="FR"/>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3494ba"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En-tête"><text:span text:style-name="T2"><draw:g draw:z-index="251659264"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3"><text:span text:style-name="T4"><text:page-number text:fixed="false">7</text:page-number></text:span></text:p></draw:text-box><svg:title/><svg:desc/></draw:frame></draw:g></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ieddepage"><text:span text:style-name="T11">RAPPORT : Analyseur syntaxique 2014-2015</text:span></text:p>
            </table:table-cell>
            <table:table-cell table:style-name="TableCell12">
              <text:p text:style-name="P13"/>
            </table:table-cell>
            <table:table-cell table:style-name="TableCell14">
              <text:p text:style-name="P15"><text:span text:style-name="T16">GROUPE 22<text:s/></text:span></text:p>
            </table:table-cell>
          </table:table-row>
        </table:table>
        <text:p text:style-name="Pieddepage"><text:span text:style-name="T17"><draw:frame draw:z-index="251661312" draw:style-name="a6" draw:name="Image 1" text:anchor-type="paragraph" svg:x="3.06806in" svg:y="-0.31736in" svg:width="1.41667in" svg:height="0.54306in" style:rel-width="scale" style:rel-height="scale"><draw:image xlink:href="media/image1.png" xlink:type="simple" xlink:show="embed" xlink:actuate="onLoad"/><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nalyseur syntaxique 2014-2015</dc:title>
    <dc:description/>
    <dc:subject>Rapport Projet Compilation 2014-2015</dc:subject>
    <meta:initial-creator>GROUPE 22 </meta:initial-creator>
    <dc:creator>Lahat</dc:creator>
    <meta:creation-date>2015-04-13T07:34:00Z</meta:creation-date>
    <dc:date>2015-04-25T11:06:00Z</dc:date>
    <meta:template xlink:href="Normal" xlink:type="simple"/>
    <meta:editing-cycles>38</meta:editing-cycles>
    <meta:editing-duration>PT37260S</meta:editing-duration>
    <meta:document-statistic meta:page-count="16" meta:paragraph-count="26" meta:word-count="2068" meta:character-count="13420" meta:row-count="94" meta:non-whitespace-character-count="11378"/>
  </office:meta>
</office:document-meta>
</file>